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paragraph-rsid="000597e3"/>
    </style:style>
    <style:style style:name="P2" style:family="paragraph" style:parent-style-name="Heading_20_1">
      <style:paragraph-properties fo:text-align="center" style:justify-single-word="false"/>
      <style:text-properties officeooo:paragraph-rsid="000597e3"/>
    </style:style>
    <style:style style:name="P3" style:family="paragraph" style:parent-style-name="Standard">
      <style:paragraph-properties fo:text-align="center" style:justify-single-word="false"/>
      <style:text-properties officeooo:paragraph-rsid="000597e3"/>
    </style:style>
    <style:style style:name="P4" style:family="paragraph" style:parent-style-name="Standard">
      <style:paragraph-properties fo:text-align="center" style:justify-single-word="false"/>
      <style:text-properties officeooo:rsid="000597e3" officeooo:paragraph-rsid="000597e3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8pt" fo:font-weight="bold" officeooo:rsid="000597e3" officeooo:paragraph-rsid="000597e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597e3"/>
    </style:style>
    <style:style style:name="P7" style:family="paragraph" style:parent-style-name="Text_20_body" style:list-style-name="L2">
      <style:paragraph-properties fo:text-align="start" style:justify-single-word="false"/>
      <style:text-properties officeooo:rsid="000597e3" officeooo:paragraph-rsid="000597e3"/>
    </style:style>
    <style:style style:name="P8" style:family="paragraph" style:parent-style-name="Text_20_body" style:list-style-name="L2">
      <style:paragraph-properties fo:margin-top="0cm" fo:margin-bottom="0cm" style:contextual-spacing="false" fo:text-align="start" style:justify-single-word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style:text-position="0% 100%" fo:font-size="18pt" fo:font-weight="bold" officeooo:rsid="000597e3" style:font-size-asian="18pt" style:font-weight-asian="bold" style:font-size-complex="18pt" style:font-weight-complex="bold"/>
    </style:style>
    <style:style style:name="T2" style:family="text">
      <style:text-properties style:text-position="0% 100%" fo:font-size="18pt" fo:font-weight="bold" officeooo:rsid="00063cbc" style:font-size-asian="18pt" style:font-weight-asian="bold" style:font-size-complex="18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S</text:p>
      <text:h text:style-name="P2" text:outline-level="1"><text:span text:style-name="T1">Справочники и спецификации</text:span></text:h>
      <text:p text:style-name="P3"><text:span text:style-name="T1"/></text:p>
      <text:p text:style-name="P3"><text:span text:style-name="T1"/></text:p>
      <text:p text:style-name="P6"><text:span text:style-name="T1">Ссылка на статью: </text:span><text:a xlink:type="simple" xlink:href="https://learn.javascript.ru/manuals-specifications" text:style-name="Internet_20_link" text:visited-style-name="Visited_20_Internet_20_Link"><text:span text:style-name="T2">Тык</text:span></text:a></text:p>
      <text:p text:style-name="P6"><text:span text:style-name="T1"/></text:p>
      <text:p text:style-name="P6"><text:span text:style-name="T1">Статья от </text:span><text:span text:style-name="T2">15 Мая 2024г:</text:span></text:p>
      <text:h text:style-name="P1" text:outline-level="1"><text:span text:style-name="T2">Справочники и спецификации</text:span></text:h>
      <text:p text:style-name="Text_20_body">Эта книга является <text:span text:style-name="Emphasis">учебником</text:span> и нацелена на то, чтобы помочь вам постепенно освоить язык. Но когда вы хорошо изучите основы, вам понадобятся дополнительные источники информации.</text:p>
      <text:h text:style-name="Heading_20_2" text:outline-level="2"><text:a xlink:type="simple" xlink:href="https://learn.javascript.ru/manuals-specifications#spetsifikatsiya" office:name="spetsifikatsiya" text:style-name="Internet_20_link" text:visited-style-name="Visited_20_Internet_20_Link">Спецификация</text:a></text:h>
      <text:p text:style-name="Text_20_body"><text:a xlink:type="simple" xlink:href="https://www.ecma-international.org/publications-and-standards/standards/ecma-262/" text:style-name="Internet_20_link" text:visited-style-name="Visited_20_Internet_20_Link">Спецификация ECMA-262</text:a> содержит самую глубокую, детальную и формализованную информацию о JavaScript. Она определяет сам язык.</text:p>
      <text:p text:style-name="Text_20_body">Вначале спецификация может показаться тяжеловатой для понимания из-за слишком формального стиля изложения. Если вы ищете источник самой достоверной информации, то это правильное место, но она не для ежедневного использования.</text:p>
      <text:p text:style-name="Text_20_body">Новая версия спецификации появляется каждый год. А пока она не вышла официально, все желающие могут ознакомиться с текущим черновиком на <text:a xlink:type="simple" xlink:href="https://tc39.es/ecma262/" text:style-name="Internet_20_link" text:visited-style-name="Visited_20_Internet_20_Link">https://tc39.es/ecma262/</text:a>.</text:p>
      <text:p text:style-name="Text_20_body">Чтобы почитать о самых последних возможностях, включая те, которые «почти в стандарте» (так называемые «stage 3 proposals»), посетите <text:a xlink:type="simple" xlink:href="https://github.com/tc39/proposals" text:style-name="Internet_20_link" text:visited-style-name="Visited_20_Internet_20_Link">https://github.com/tc39/proposals</text:a>.</text:p>
      <text:p text:style-name="Text_20_body">Если вы разрабатываете под браузеры, то существуют и другие спецификации, о которых рассказывается во <text:a xlink:type="simple" xlink:href="https://learn.javascript.ru/browser-environment" text:style-name="Internet_20_link" text:visited-style-name="Visited_20_Internet_20_Link">второй части</text:a> этого учебника.</text:p>
      <text:h text:style-name="Heading_20_2" text:outline-level="2"><text:a xlink:type="simple" xlink:href="https://learn.javascript.ru/manuals-specifications#spravochniki" office:name="spravochniki" text:style-name="Internet_20_link" text:visited-style-name="Visited_20_Internet_20_Link">Справочники</text:a></text:h>
      <text:list text:style-name="L3">
        <text:list-item>
          <text:p text:style-name="P9"><text:span text:style-name="Strong_20_Emphasis">MDN (Mozilla) JavaScript Reference</text:span> – это справочник с примерами и другой информацией. Хороший источник для получения подробных сведений о функциях языка, методах встроенных объектов и так далее.</text:p>
          <text:p text:style-name="P9">Располагается по адресу <text:a xlink:type="simple" xlink:href="https://developer.mozilla.org/ru/docs/Web/JavaScript/Reference" text:style-name="Internet_20_link" text:visited-style-name="Visited_20_Internet_20_Link">https://developer.mozilla.org/ru/docs/Web/JavaScript/Reference</text:a>.</text:p>
          <text:p text:style-name="P9">Хотя зачастую вместо их сайта удобнее использовать какой-нибудь интернет-поисковик, вводя там запрос «MDN [что вы хотите найти]», например <text:a xlink:type="simple" xlink:href="https://google.com/search?q=MDN+parseInt" text:style-name="Internet_20_link" text:visited-style-name="Visited_20_Internet_20_Link">https://google.com/search?q=MDN+parseInt</text:a> для поиска информации о функции <text:span text:style-name="Source_20_Text">parseInt</text:span>.</text:p>
        </text:list-item>
      </text:list>
      <text:h text:style-name="Heading_20_2" text:outline-level="2"><text:a xlink:type="simple" xlink:href="https://learn.javascript.ru/manuals-specifications#tablitsy-sovmestimosti" office:name="tablitsy-sovmestimosti" text:style-name="Internet_20_link" text:visited-style-name="Visited_20_Internet_20_Link"><text:soft-page-break/>Таблицы совместимости</text:a></text:h>
      <text:p text:style-name="Text_20_body">JavaScript – это развивающийся язык, в который постоянно добавляется что-то новое.</text:p>
      <text:p text:style-name="Text_20_body">Посмотреть, какие возможности поддерживаются в разных браузерах и других движках, можно в следующих источниках:</text:p>
      <text:list text:style-name="L4">
        <text:list-item>
          <text:p text:style-name="P11"><text:a xlink:type="simple" xlink:href="https://caniuse.com/" text:style-name="Internet_20_link" text:visited-style-name="Visited_20_Internet_20_Link">https://caniuse.com</text:a> – таблицы с информацией о поддержке по каждой возможности языка. Например, чтобы узнать, какие движки поддерживают современные криптографические функции, посетите: <text:a xlink:type="simple" xlink:href="https://caniuse.com/#feat=cryptography" text:style-name="Internet_20_link" text:visited-style-name="Visited_20_Internet_20_Link">https://caniuse.com/#feat=cryptography</text:a>. </text:p>
        </text:list-item>
        <text:list-item>
          <text:p text:style-name="P10"><text:a xlink:type="simple" xlink:href="https://kangax.github.io/compat-table" text:style-name="Internet_20_link" text:visited-style-name="Visited_20_Internet_20_Link">https://kangax.github.io/compat-table</text:a> – таблица с возможностями языка и движками, которые их поддерживают и не поддерживают. </text:p>
        </text:list-item>
      </text:list>
      <text:p text:style-name="Text_20_body">Все эти ресурсы полезны в ежедневной работе программиста, так как они содержат ценную информацию о возможностях использования языка, их поддержке и так далее.</text:p>
      <text:p text:style-name="Text_20_body">Пожалуйста, запомните эти ссылки (или ссылку на эту страницу) на случай, когда вам понадобится подробная информация о какой-нибудь конкретной возможности JavaScript.</text:p>
      <text:p text:style-name="P6"><text:span text:style-name="T2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7:09:55.244178023</meta:creation-date>
    <dc:date>2024-10-15T17:27:18.696093162</dc:date>
    <meta:editing-duration>PT17M24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23" meta:word-count="309" meta:character-count="2499" meta:non-whitespace-character-count="2212"/>
  </office:meta>
</office:document-meta>
</file>